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7f6" officeooo:paragraph-rsid="001ab7f6"/>
    </style:style>
    <style:style style:name="T1" style:family="text">
      <style:text-properties officeooo:rsid="001ae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pan text:style-name="T1">What’s good?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rlito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9:06:35.907321549</meta:creation-date>
    <dc:date>2023-01-18T19:08:45.682812877</dc:date>
    <meta:editing-duration>PT2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